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4ec" officeooo:paragraph-rsid="000984ec"/>
    </style:style>
    <style:style style:name="P2" style:family="paragraph" style:parent-style-name="Standard" style:list-style-name="L1">
      <style:text-properties officeooo:rsid="000984ec" officeooo:paragraph-rsid="000984ec"/>
    </style:style>
    <style:style style:name="P3" style:family="paragraph" style:parent-style-name="Standard" style:list-style-name="L2">
      <style:text-properties officeooo:rsid="000984ec" officeooo:paragraph-rsid="00098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o compo</text:p>
      <text:p text:style-name="P1"/>
      <text:p text:style-name="P1"/>
      <text:p text:style-name="P1">Brouillon :</text:p>
      <text:list xml:id="list6478573367453753256" text:style-name="L1">
        <text:list-item>
          <text:p text:style-name="P2">Lister les connaissances</text:p>
        </text:list-item>
        <text:list-item>
          <text:p text:style-name="P2">« Qu’est-ce que je veux démontrer avec mes connaissances ? »</text:p>
        </text:list-item>
      </text:list>
      <text:p text:style-name="P1"/>
      <text:p text:style-name="P1">Intro :</text:p>
      <text:list xml:id="list1191809243074180539" text:style-name="L2">
        <text:list-item>
          <text:p text:style-name="P3">Accroche = faire surgir l’enjeu du sujet</text:p>
        </text:list-item>
        <text:list-item>
          <text:p text:style-name="P3">Définir un terme ou des termes du sujet</text:p>
          <text:list>
            <text:list-header>
              <text:p text:style-name="P3">Notions</text:p>
              <text:p text:style-name="P3">Bornes</text:p>
            </text:list-header>
          </text:list>
        </text:list-item>
        <text:list-item>
          <text:p text:style-name="P3">Montrer les enjeux</text:p>
          <text:list>
            <text:list-header>
              <text:p text:style-name="P3">Intérêt du sujet = pourquoi c’est important</text:p>
            </text:list-header>
          </text:list>
        </text:list-item>
        <text:list-item>
          <text:p text:style-name="P3">Problématique</text:p>
        </text:list-item>
        <text:list-item>
          <text:p text:style-name="P3">Pla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54:47.828000000</meta:creation-date>
    <dc:date>2019-02-26T15:18:59.501000000</dc:date>
    <meta:editing-duration>PT1H41S</meta:editing-duration>
    <meta:editing-cycles>1</meta:editing-cycles>
    <meta:document-statistic meta:table-count="0" meta:image-count="0" meta:object-count="0" meta:page-count="1" meta:paragraph-count="13" meta:word-count="59" meta:character-count="295" meta:non-whitespace-character-count="259"/>
    <meta:generator>LibreOffice/5.1.6.2$Windows_x86 LibreOffice_project/07ac168c60a517dba0f0d7bc7540f5afa45f0909</meta:generator>
  </office:meta>
</office:document-meta>
</file>